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ccfff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stroke="dash" draw:stroke-dash="Fine_20_Dashed" svg:stroke-color="#ff9966" draw:fill="solid" draw:fill-color="#ffffcc" draw:fill-gradient-name="Gradient_20_1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355e00" draw:fill="solid" draw:fill-color="#c0ea8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="solid" draw:fill-color="#c0ea8e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dash" draw:stroke-dash="Fine_20_Dashed" svg:stroke-color="#ff9966" svg:stroke-opacity="0%" draw:fill="solid" draw:fill-color="#ffffcc" draw:fill-gradient-name="Gradient_20_1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solid"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solid" svg:stroke-color="#eb613d" draw:fill="solid" draw:fill-color="#ffcc99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fill="solid" draw:fill-color="#ffffff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956cm" svg:height="24.924cm" svg:x="0.968cm" svg:y="0.968cm">
          <text:p text:style-name="P1">OT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208cm" svg:height="15.24cm" svg:x="1.508cm" svg:y="7.096cm">
          <text:p text:style-name="P1">Dynamic Fields Frame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5.908cm" svg:height="3.556cm" svg:x="1.508cm" svg:y="18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908cm" svg:height="4.064cm" svg:x="1.508cm" svg:y="2.524cm">
          <text:p text:style-name="P1">Agent Frontend Modules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.304cm" svg:height="2.032cm" svg:x="1.508cm" svg:y="23.352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096cm" svg:height="2.032cm" svg:x="21.32cm" svg:y="23.352cm">
          <text:p text:style-name="P2">Configuration Fil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208cm" svg:height="3.556cm" svg:x="1.508cm" svg:y="18.27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588cm" svg:height="2.032cm" svg:x="2.016cm" svg:y="19.288cm">
          <text:p text:style-name="P3"><text:span text:style-name="T1">DynamicFiel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.176cm" svg:height="2.032cm" svg:x="2.524cm" svg:y="8.62cm">
          <text:p text:style-name="P2">Dynamic Field (Backend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293cm" svg:height="6.096cm" svg:x="2.407cm" svg:y="11.554cm">
          <text:p text:style-name="P1">Dynamic Field Delegat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48cm" svg:height="1.016cm" svg:x="2.915cm" svg:y="13.078cm">
          <text:p text:style-name="P4"><text:span text:style-name="T2">Tex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48cm" svg:height="1.016cm" svg:x="6.471cm" svg:y="13.078cm">
          <text:p text:style-name="P4"><text:span text:style-name="T2">TextArea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48cm" svg:height="1.016cm" svg:x="10.027cm" svg:y="13.078cm">
          <text:p text:style-name="P4"><text:span text:style-name="T2">Checkbox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48cm" svg:height="1.016cm" svg:x="2.915cm" svg:y="14.602cm">
          <text:p text:style-name="P4"><text:span text:style-name="T2">Dropdow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48cm" svg:height="1.016cm" svg:x="6.471cm" svg:y="14.602cm">
          <text:p text:style-name="P4"><text:span text:style-name="T2">Multiselec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48cm" svg:height="1.016cm" svg:x="10.027cm" svg:y="14.602cm">
          <text:p text:style-name="P4"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48cm" svg:height="1.016cm" svg:x="2.915cm" svg:y="16.126cm">
          <text:p text:style-name="P4"><text:span text:style-name="T2">Date/Ti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048cm" svg:height="1.016cm" svg:x="6.471cm" svg:y="16.126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588cm" svg:height="2.032cm" svg:x="21.32cm" svg:y="19.288cm">
          <text:p text:style-name="P3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588cm" svg:height="2.032cm" svg:x="14.716cm" svg:y="19.288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88cm" svg:height="2.032cm" svg:x="8.112cm" svg:y="19.288cm">
          <text:p text:style-name="P2"><text:span text:style-name="T1">DynamicFieldValu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572cm" svg:height="2.032cm" svg:x="2.016cm" svg:y="4.048cm">
          <text:p text:style-name="P2"><text:span text:style-name="T2">AgentTicketPhon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572cm" svg:height="2.032cm" svg:x="7.096cm" svg:y="4.048cm">
          <text:p text:style-name="P2"><text:span text:style-name="T2">AgentTicketEm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572cm" svg:height="2.032cm" svg:x="22.336cm" svg:y="4.048cm">
          <text:p text:style-name="P2"><text:span text:style-name="T2">AgentTicketZoo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572cm" svg:height="2.032cm" svg:x="12.176cm" svg:y="4.048cm">
          <text:p text:style-name="P2"><text:span text:style-name="T2">AgentTicketMov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572cm" svg:height="2.032cm" svg:x="17.256cm" svg:y="4.048cm">
          <text:p text:style-name="P2">...</text:p>
          <draw:enhanced-geometry svg:viewBox="0 0 21600 21600" draw:type="rectangle" draw:enhanced-path="M 0 0 L 21600 0 21600 21600 0 21600 0 0 Z N"/>
        </draw:custom-shape>
        <draw:frame draw:style-name="gr11" draw:layer="layout" svg:width="4.456cm" svg:height="0.962cm" svg:x="1.508cm" svg:y="18.272cm">
          <draw:text-box>
            <text:p>Core Modu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Fernando Rodríguez</meta:initial-creator>
    <meta:creation-date>2012-03-12T15:02:30</meta:creation-date>
    <dc:date>2012-03-12T17:23:16</dc:date>
    <dc:creator>Carlos Fernando Rodríguez</dc:creator>
    <meta:editing-duration>PT24M46S</meta:editing-duration>
    <meta:editing-cycles>2</meta:editing-cycles>
    <meta:generator>LibreOffice/3.4$Unix LibreOffice_project/340m1$Build-502</meta:generator>
    <meta:document-statistic meta:object-count="27"/>
  </office:meta>
</office:document-meta>
</file>